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entGenerator.getVaryBy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isAlwaysMustRe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isUseCacheControlNo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isUseExpires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setVaryByRequestHeaders( @ Nullable String ... varyBy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applyCacheSeconds( HttpServletResponse response , int cacheSeconds , boolean mustRevali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ContentGenerator.setUseCacheControlNoStore( boolean useCacheControlNo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initAllowHe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ContentGenerator.getAllow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applyCacheControl( HttpServletResponse response , CacheControl cacheContr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ContentGenerator.setCacheSeconds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getSupported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checkAndPrepare( HttpServletRequest request , HttpServletResponse response , int cacheSeconds , boolean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tentGenerator.WebContentGenerator( String ... 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setSupportedMethods( @ Nullable String ...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entGenerator.setUseCacheControlHeader( boolean useCacheControl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cacheForSeconds( HttpServletResponse response , int seconds , boolean mustRevalid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ContentGenerator.prepareResponse(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ContentGenerator.WebContent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checkRequest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entGenerator.isUseCacheControl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cacheForSeconds( HttpServletResponse response ,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get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getVaryRequestHeadersToAdd( HttpServletResponse response , String [ ] varyByRequest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ContentGenerator.setUseExpiresHeader( boolean useExpires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applyCacheSeconds( HttpServletResponse response , int cacheSecond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ebContentGenerator.setCacheControl( @ Nullable CacheControl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ContentGenerator.setAlwaysMustRevalidate( boolean mustRe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isRequir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WebContentGenerator( boolean restrictDefaultSupported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entGenerator.setRequireSession( boolean require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getCach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ntGenerator.preventCaching(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